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3465a4" style:font-name="Arial" fo:font-size="18pt" style:font-size-asian="18pt" style:font-size-complex="18pt"/>
    </style:style>
    <style:style style:name="P2" style:family="paragraph" style:parent-style-name="Standard">
      <style:paragraph-properties fo:text-align="start" style:justify-single-word="false"/>
      <style:text-properties fo:color="#3465a4" style:font-name="Arial" fo:font-size="18pt" style:text-underline-style="solid" style:text-underline-width="auto" style:text-underline-color="font-color" style:font-size-asian="18pt" style:font-size-complex="18pt"/>
    </style:style>
    <style:style style:name="P3" style:family="paragraph" style:parent-style-name="Standard">
      <style:paragraph-properties fo:text-align="center" style:justify-single-word="false"/>
      <style:text-properties fo:color="#c9211e" style:font-name="Arial" fo:font-size="18pt" style:font-size-asian="18pt" style:font-size-complex="18pt"/>
    </style:style>
    <style:style style:name="P4" style:family="paragraph" style:parent-style-name="Standard">
      <style:paragraph-properties fo:text-align="center" style:justify-single-word="false"/>
      <style:text-properties fo:color="#c9211e" style:font-name="Arial" fo:font-size="18pt" style:text-underline-style="none" style:font-size-asian="18pt" style:font-size-complex="18pt"/>
    </style:style>
    <style:style style:name="P5" style:family="paragraph" style:parent-style-name="Standard">
      <style:paragraph-properties fo:text-align="center" style:justify-single-word="false"/>
      <style:text-properties fo:color="#c9211e" style:font-name="Arial" fo:font-size="48pt" style:font-size-asian="48pt" style:font-size-complex="48pt"/>
    </style:style>
    <style:style style:name="P6" style:family="paragraph" style:parent-style-name="Standard">
      <style:paragraph-properties fo:text-align="center" style:justify-single-word="false"/>
      <style:text-properties fo:color="#c9211e" style:font-name="Arial" fo:font-size="20pt" style:font-size-asian="17.5pt" style:font-size-complex="20pt"/>
    </style:style>
    <style:style style:name="P7" style:family="paragraph" style:parent-style-name="Standard">
      <style:paragraph-properties fo:text-align="start" style:justify-single-word="false"/>
      <style:text-properties fo:color="#ff0000" style:font-name="Arial" fo:font-size="18pt" style:font-size-asian="18pt" style:font-size-complex="18pt"/>
    </style:style>
    <style:style style:name="P8" style:family="paragraph" style:parent-style-name="Standard">
      <style:paragraph-properties fo:text-align="start" style:justify-single-word="false"/>
      <style:text-properties fo:color="#168253" style:font-name="Arial" fo:font-size="18pt" style:font-size-asian="18pt" style:font-size-complex="18pt"/>
    </style:style>
    <style:style style:name="P9" style:family="paragraph" style:parent-style-name="Standard">
      <style:paragraph-properties fo:text-align="start" style:justify-single-word="false" style:writing-mode="lr-tb"/>
      <style:text-properties fo:color="#3465a4" style:font-name="Arial" fo:font-size="18pt" style:font-size-asian="18pt" style:font-size-complex="18pt"/>
    </style:style>
    <style:style style:name="P10" style:family="paragraph" style:parent-style-name="Standard">
      <style:paragraph-properties fo:text-align="start" style:justify-single-word="false"/>
      <style:text-properties fo:color="#3465a4" style:font-name="Arial" fo:font-size="18pt" style:font-size-asian="18pt" style:font-size-complex="18pt"/>
    </style:style>
    <style:style style:name="P11" style:family="paragraph" style:parent-style-name="Standard" style:list-style-name="L1">
      <style:paragraph-properties fo:text-align="start" style:justify-single-word="false"/>
      <style:text-properties fo:color="#3465a4" style:font-name="Arial" fo:font-size="18pt" style:font-size-asian="18pt" style:font-size-complex="18pt"/>
    </style:style>
    <style:style style:name="P12" style:family="paragraph" style:parent-style-name="Standard" style:list-style-name="L2">
      <style:paragraph-properties fo:text-align="start" style:justify-single-word="false"/>
      <style:text-properties fo:color="#3465a4" style:font-name="Arial" fo:font-size="18pt" style:font-size-asian="18pt" style:font-size-complex="18pt"/>
    </style:style>
    <style:style style:name="P13" style:family="paragraph" style:parent-style-name="Standard" style:list-style-name="L3">
      <style:paragraph-properties fo:text-align="start" style:justify-single-word="false"/>
      <style:text-properties fo:color="#3465a4" style:font-name="Arial" fo:font-size="18pt" style:font-size-asian="18pt" style:font-size-complex="18pt"/>
    </style:style>
    <style:style style:name="P14" style:family="paragraph" style:parent-style-name="Standard" style:list-style-name="L4">
      <style:paragraph-properties fo:text-align="start" style:justify-single-word="false"/>
      <style:text-properties fo:color="#3465a4" style:font-name="Arial" fo:font-size="18pt" style:font-size-asian="18pt" style:font-size-complex="18pt"/>
    </style:style>
    <style:style style:name="P15" style:family="paragraph" style:parent-style-name="Standard" style:list-style-name="L5">
      <style:paragraph-properties fo:text-align="start" style:justify-single-word="false"/>
      <style:text-properties fo:color="#3465a4" style:font-name="Arial" fo:font-size="18pt" style:font-size-asian="18pt" style:font-size-complex="18pt"/>
    </style:style>
    <style:style style:name="P16" style:family="paragraph" style:parent-style-name="Standard" style:list-style-name="L6">
      <style:paragraph-properties fo:text-align="start" style:justify-single-word="false"/>
      <style:text-properties fo:color="#3465a4" style:font-name="Arial" fo:font-size="18pt" style:font-size-asian="18pt" style:font-size-complex="18pt"/>
    </style:style>
    <style:style style:name="P17" style:family="paragraph" style:parent-style-name="Standard" style:list-style-name="L7">
      <style:paragraph-properties fo:text-align="start" style:justify-single-word="false"/>
      <style:text-properties fo:color="#3465a4" style:font-name="Arial" fo:font-size="18pt" style:font-size-asian="18pt" style:font-size-complex="18pt"/>
    </style:style>
    <style:style style:name="P18" style:family="paragraph" style:parent-style-name="Standard">
      <style:paragraph-properties fo:text-align="start" style:justify-single-word="false"/>
      <style:text-properties fo:color="#ff0000" style:font-name="Arial" fo:font-size="18pt" style:font-size-asian="18pt" style:font-size-complex="18pt"/>
    </style:style>
    <style:style style:name="P19" style:family="paragraph" style:parent-style-name="Standard" style:list-style-name="L8">
      <style:paragraph-properties fo:text-align="start" style:justify-single-word="false"/>
      <style:text-properties fo:color="#ff0000" style:font-name="Arial" fo:font-size="18pt" style:font-size-asian="18pt" style:font-size-complex="18pt"/>
    </style:style>
    <style:style style:name="P20" style:family="paragraph" style:parent-style-name="Standard">
      <style:paragraph-properties fo:text-align="start" style:justify-single-word="false"/>
      <style:text-properties fo:color="#000000" style:font-name="Arial" fo:font-size="18pt" style:font-size-asian="18pt" style:font-size-complex="18pt"/>
    </style:style>
    <style:style style:name="P21" style:family="paragraph" style:parent-style-name="Standard" style:list-style-name="L9">
      <style:paragraph-properties fo:text-align="start" style:justify-single-word="false"/>
      <style:text-properties fo:color="#000000" style:font-name="Arial" fo:font-size="18pt" style:font-size-asian="18pt" style:font-size-complex="18pt"/>
    </style:style>
    <style:style style:name="P2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loext:padding="0.101cm" loext:border="0.26pt solid #c9211e"/>
    </style:style>
    <style:style style:name="T3" style:family="text">
      <style:text-properties style:text-underline-style="none"/>
    </style:style>
    <style:style style:name="T4" style:family="text">
      <style:text-properties loext:padding="0.101cm" loext:border-left="none" loext:border-right="none" loext:border-top="none" loext:border-bottom="0.51pt solid #ff000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draw:fill="none" draw:textarea-horizontal-align="justify" draw:textarea-vertical-align="middle" draw:auto-grow-height="false" fo:min-height="0.467cm" fo:min-width="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fill="none" draw:textarea-horizontal-align="justify" draw:textarea-vertical-align="middle" draw:auto-grow-height="false" fo:min-height="0.503cm" fo:min-width="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draw:fill="none" draw:textarea-horizontal-align="justify" draw:textarea-vertical-align="middle" draw:auto-grow-height="false" fo:min-height="0.552cm" fo:min-width="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fill="none" draw:textarea-horizontal-align="justify" draw:textarea-vertical-align="middle" draw:auto-grow-height="false" fo:min-height="0.436cm" fo:min-width="0.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loext:allow-overlap="true" draw:fill="none" draw:textarea-horizontal-align="justify" draw:textarea-vertical-align="middle" draw:auto-grow-height="false" fo:min-height="0.445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5">THÈME 2 :</text:p>
      <text:p text:style-name="P5">LE VIVANT ET SON ÉVOLUTION </text:p>
      <text:p text:style-name="P5"/>
      <text:p text:style-name="P5"/>
      <text:p text:style-name="P5"/>
      <text:p text:style-name="P5"/>
      <text:p text:style-name="P5"/>
      <text:p text:style-name="P6"/>
      <text:p text:style-name="P4"><text:span text:style-name="T1">Chapitre 3</text:span> : <text:span text:style-name="T2">La diversité et la stabilité des individus</text:span></text:p>
      <text:p text:style-name="P2"/>
      <text:p text:style-name="P2"/>
      <text:p text:style-name="P2"><text:soft-page-break/></text:p>
      <text:p text:style-name="P1"><text:span text:style-name="T1">Introduction</text:span> : </text:p>
      <text:p text:style-name="P1">Dans un groupe d’êtres humains on peut voir des individus à la peau claire ou à la peau foncée, à cheveu brun ou à cheveu blond, ou ayant des groupes sanguins différents. Il y a diversité de l’espèce.</text:p>
      <text:p text:style-name="P1"/>
      <text:p text:style-name="P7">Il y a diversité de l’espèce.</text:p>
      <text:p text:style-name="P1"/>
      <text:p text:style-name="P1">L’être humain appartient au genre Homo et à l’espèce sapiens. Les caractères du genre Homo sont la grande taille du cerveau et la bipédie permanente. Les caractères de l'espèce humaine actuelle sont un front haut et un menton fin. </text:p>
      <text:p text:style-name="P1"/>
      <text:p text:style-name="P7">Il y a unité de l'espèce.</text:p>
      <text:p text:style-name="P1"/>
      <text:p text:style-name="P8"><text:span text:style-name="T1">Les problèmes à résoudre</text:span><text:span text:style-name="T3"> :</text:span></text:p>
      <text:p text:style-name="P8">– Comment expliquer les ressemblances et les différences</text:p>
      <text:p text:style-name="P8"><text:s text:c="3"/>entre les humains ?</text:p>
      <text:p text:style-name="P8">– Où sont les informations déterminant ces caractères ?</text:p>
      <text:p text:style-name="P8">– Que se passe-t-il si ces éléments sont modifiés ?</text:p>
      <text:p text:style-name="P1"/>
      <text:p text:style-name="P1">I/ l’<text:span text:style-name="T4">origine des caractères des individus</text:span> :</text:p>
      <text:p text:style-name="P1"><text:tab/>1/ <text:span text:style-name="T1">Les caractères d'une famille</text:span> :</text:p>
      <text:p text:style-name="P1"><text:tab/><text:span text:style-name="T1">Compétence 4</text:span> : J’extrais des informations</text:p>
      <text:p text:style-name="P1"><draw:custom-shape text:anchor-type="paragraph" draw:z-index="0" draw:name="Forme1" draw:style-name="gr1" draw:text-style-name="P22" svg:width="0.662cm" svg:height="0.662cm" svg:x="-0.104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Noter les ressemblances physiques existant dans cette famille.</text:p>
      <text:p text:style-name="P1"/>
      <text:p text:style-name="P1"><draw:custom-shape text:anchor-type="paragraph" draw:z-index="1" draw:name="Forme2" draw:style-name="gr2" draw:text-style-name="P22" svg:width="0.712cm" svg:height="0.712cm" svg:x="-0.185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2 Indiquer comment on appelle les caractères se transmettant de génération en génération.</text:p>
      <text:p text:style-name="P1"><draw:custom-shape text:anchor-type="paragraph" draw:z-index="3" draw:name="Forme3" draw:style-name="gr2" draw:text-style-name="P22" svg:width="0.712cm" svg:height="0.712cm" svg:x="-0.169cm" svg:y="0.72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1 Les yeux bleus de Bernard se retrouvent chez sa fille Nathalie et chez ses petits enfants Alice et Tom. Les <text:soft-page-break/>cheveux roux de Bernard se retrouvent chez sa fille Karine et sa petite fille Gaëlle. Les “dents du bonheur” de Monique se retrouvent chez sa fille Karine et sa petite fille Louise.</text:p>
      <text:p text:style-name="P9"><draw:custom-shape text:anchor-type="paragraph" draw:z-index="2" draw:name="Forme4" draw:style-name="gr3" draw:text-style-name="P22" svg:width="0.727cm" svg:height="0.779cm" svg:x="-0.185cm" svg:y="0.69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2 Ce sont des caractères héréditaires.</text:p>
      <text:p text:style-name="P1"/>
      <text:p text:style-name="P1"/>
      <text:p text:style-name="P7"><text:span text:style-name="T1">Conclusion sur les caractères héréditaires</text:span><text:span text:style-name="T3"> :</text:span></text:p>
      <text:p text:style-name="P7">Les caractères qui se retrouvent dans des générations successives sont des caractères héréditaires.</text:p>
      <text:p text:style-name="P1"/>
      <text:p text:style-name="P1"><text:tab/>2/ <text:span text:style-name="T1">Les variations individuelles</text:span><text:span text:style-name="T3"> :</text:span></text:p>
      <text:p text:style-name="P1"><text:tab/><text:span text:style-name="T1">Compétence 4</text:span> : j’extrais des informations :</text:p>
      <text:p text:style-name="P1"/>
      <text:p text:style-name="P1"><draw:custom-shape text:anchor-type="paragraph" draw:z-index="4" draw:name="Forme5" draw:style-name="gr4" draw:text-style-name="P22" svg:width="0.613cm" svg:height="0.613cm" svg:x="-0.086cm" svg:y="0.049cm"><text:p/><draw:enhanced-geometry svg:viewBox="0 0 21600 21600" draw:glue-points="10800 0 3163 3163 0 10800 3163 18437 10800 21600 18437 18437 21600 10800 18437 3163" draw:text-areas="3163 3163 18437 18437" draw:type="ellipse" draw:enhanced-path="U 10800 10800 10800 10800 0 360 Z N"/></draw:custom-shape>1 Écrire ce qui peut modifier certains caractères.</text:p>
      <text:p text:style-name="P1"><draw:custom-shape text:anchor-type="paragraph" draw:z-index="5" draw:name="Forme6" draw:style-name="gr5" draw:text-style-name="P22" svg:width="0.646cm" svg:height="0.629cm" svg:x="-0.169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2 Indiquer si ces modifications sont transmissibles.</text:p>
      <text:p text:style-name="P1"/>
      <text:p text:style-name="P1"><draw:custom-shape text:anchor-type="paragraph" draw:z-index="6" draw:name="Forme6_0" draw:style-name="gr5" draw:text-style-name="P22" svg:width="0.646cm" svg:height="0.629cm" svg:x="-0.169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1 L’exercice physique, l'alimentation et l'exposition au soleil peuvent modifier certains caractères.</text:p>
      <text:p text:style-name="P1"><draw:custom-shape text:anchor-type="paragraph" draw:z-index="7" draw:name="Forme6_1" draw:style-name="gr5" draw:text-style-name="P22" svg:width="0.646cm" svg:height="0.629cm" svg:x="-0.169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2 Non ces modifications ne sont pas transmissibles.</text:p>
      <text:p text:style-name="P1"/>
      <text:p text:style-name="P7"><text:span text:style-name="T1">Conclusion sur les facteurs environnementaux</text:span><text:span text:style-name="T3"> :</text:span></text:p>
      <text:p text:style-name="P7">Les facteurs environnementaux peuvent modifier certains caractères. </text:p>
      <text:p text:style-name="P7">Ces modifications ne sont pas héréditaires.</text:p>
      <text:p text:style-name="P1"/>
      <text:p text:style-name="P1"/>
      <text:p text:style-name="P8"><text:span text:style-name="T1">Question</text:span> : </text:p>
      <text:p text:style-name="P8">Où se situent les informations déterminant les caractères héréditaires de l'individu ?</text:p>
      <text:p text:style-name="P1"/>
      <text:p text:style-name="P1">II/ <text:span text:style-name="T1">Les informations héréditaires</text:span> :</text:p>
      <text:p text:style-name="P1"><text:tab/>1/ Localisation</text:p>
      <text:p text:style-name="P1"><text:tab/>Compétence 4 : Je mets en œuvre un raisonnement :</text:p>
      <text:p text:style-name="P1"/>
      <text:p text:style-name="P1"><text:soft-page-break/>chaque individu provient d'une cellule œuf.</text:p>
      <text:p text:style-name="P1">Hypothèse: Les caractères héréditaires doivent etre localisés dans le noyau.</text:p>
      <text:p text:style-name="P1"/>
      <text:p text:style-name="P1">Conséquence testable : Si on change le noyau de cellule, on doit changer les caractères de l'individu.</text:p>
      <text:p text:style-name="P1"/>
      <text:p text:style-name="P1">b</text:p>
      <text:p text:style-name="P1">a</text:p>
      <text:p text:style-name="P1">d</text:p>
      <text:p text:style-name="P1">c</text:p>
      <text:p text:style-name="P1"/>
      <text:p text:style-name="P1">comme on un souriseau noir aprés l'introduction d'un noyau de souris noire, on peux en conclure que les informations héréditaires héréditaires sont contenues dans le noyau.</text:p>
      <text:p text:style-name="P1">Notre Hypothèse est vérifiée.</text:p>
      <text:p text:style-name="P1"/>
      <text:p text:style-name="P1">Qestion :</text:p>
      <text:p text:style-name="P1"><text:tab/>sous quelle forme se trouve le programme génétique dans le noyau ? </text:p>
      <text:list xml:id="list3468138198357686127" text:style-name="L1">
        <text:list-item>
          <text:p text:style-name="P11">Le support du programme génétique.</text:p>
        </text:list-item>
      </text:list>
      <text:p text:style-name="P1"><text:tab/>Compétence 4 : Je manipule</text:p>
      <text:p text:style-name="P1"/>
      <text:p text:style-name="P1">Conclusion sur les chromosomes.</text:p>
      <text:p text:style-name="P1"/>
      <text:p text:style-name="P1">Les chromosomes présent dans le noyau sont le support de l'information génétique.</text:p>
      <text:p text:style-name="P1"/>
      <text:p text:style-name="P1">Chaque chromosomes est constitué d'ADN</text:p>
      <text:p text:style-name="P1"/>
      <text:p text:style-name="P1">3 – L' ADN</text:p>
      <text:p text:style-name="P1"/>
      <text:p text:style-name="P1">Compétence 4 : J'extrais des informations</text:p>
      <text:p text:style-name="P1">Compétence 4 : Je manipule.</text:p>
      <text:p text:style-name="P1"/>
      <text:p text:style-name="P1"><text:soft-page-break/>Conclusion sur l'ADN :</text:p>
      <text:p text:style-name="P1"/>
      <text:p text:style-name="P1">L'ADN est une molécule qui peut se pelotonner lors de la division cellulaire, ce qui rend visible les chromosomes.</text:p>
      <text:p text:style-name="P1"/>
      <text:p text:style-name="P1">4 – Les chromosomes Humains</text:p>
      <text:p text:style-name="P1"><text:tab/>compétence 4 : Je mets en œuvre un raisonnement</text:p>
      <text:p text:style-name="P1"/>
      <text:list xml:id="list3380233979715349398" text:style-name="L2">
        <text:list-item>
          <text:list>
            <text:list-item>
              <text:p text:style-name="P12">Hypothèse :</text:p>
            </text:list-item>
          </text:list>
        </text:list-item>
      </text:list>
      <text:p text:style-name="P1"><text:tab/>Les Humains ne doivent pas avoir des programmes génétiques très différents</text:p>
      <text:p text:style-name="P1"/>
      <text:list xml:id="list4115918187838829360" text:style-name="L3">
        <text:list-item>
          <text:p text:style-name="P13">Conséquence testable : Si les programmes ne sont pas différents alors on ne doit pas observer de différence dans leur chromosomes.</text:p>
        </text:list-item>
      </text:list>
      <text:p text:style-name="P1"/>
      <text:p text:style-name="P1">Conclusion sur le nombre de chromosomes :</text:p>
      <text:p text:style-name="P1"/>
      <text:p text:style-name="P1">Chaque cellule d'un individu de l'espèce humaine possède 23 paires de chromosomes, l'une d'elles présente des caractéristique différentes selon le sexe</text:p>
      <text:p text:style-name="P1"/>
      <text:p text:style-name="P1">Question : quelles sont conséquence d'une variations du caryotype</text:p>
      <text:p text:style-name="P1">5 – Les variations chromosomiques</text:p>
      <text:p text:style-name="P1"><text:tab/>Compétence 4 : J'extrais des informations</text:p>
      <text:p text:style-name="P1"/>
      <text:p text:style-name="P1">Quelle sont les effets d'une trisomie sur l'embryon ?</text:p>
      <text:p text:style-name="P1"/>
      <text:p text:style-name="P1">Un rejet naturel de l'embryon.</text:p>
      <text:p text:style-name="P1"/>
      <text:p text:style-name="P1">Conclusion sur un nb anormal de chromosomes</text:p>
      <text:p text:style-name="P1">Un nombre anormal de chromosomes ampêche le développement de l'embryon ou entraine des carectères défférents chez l'individu concerné.</text:p>
      <text:p text:style-name="P1"><text:soft-page-break/></text:p>
      <text:p text:style-name="P1">Chapitre 4 :<text:tab/><text:tab/>Diversité génétique et biodiversité</text:p>
      <text:p text:style-name="P1"/>
      <text:p text:style-name="P1">Les problèmes à résoudre :</text:p>
      <text:p text:style-name="P1">-Comment se passe la transmission des chromosomes ?</text:p>
      <text:p text:style-name="P1">-Quel est le rôle de la fécondation ?</text:p>
      <text:p text:style-name="P1">-Comment le programmes génétiques est-il porté par les chromosomes ?</text:p>
      <text:p text:style-name="P1">-Comment expliquer que nous soyons uniques ?</text:p>
      <text:p text:style-name="P1"/>
      <text:p text:style-name="P1">Introduction : les cellules de l'organisme posede les même 23 paires de chromosomes que la cellule œuf dont elle dérive par divisions successives.</text:p>
      <text:p text:style-name="P1"/>
      <text:p text:style-name="P1">I : La transmission du programme génétique</text:p>
      <text:p text:style-name="P1"><text:tab/>1 - Le maintien du nombre de chromosomes</text:p>
      <text:p text:style-name="P1"><text:tab/>Compétence 4 : Je mets en œuvre un raisonnement</text:p>
      <text:p text:style-name="P1">- Hypothèse :</text:p>
      <text:p text:style-name="P1"/>
      <text:p text:style-name="P1">a chaque division cellulaire le nombre de chromosomes doit <text:s text:c="4"/>doit doublé (92) puis être séparé en deux chaque cellule fille.</text:p>
      <text:p text:style-name="P1"/>
      <text:p text:style-name="P1">Conséquence testable : Si le nb de chromosomes double alors on doit pouvoir ob</text:p>
      <text:p text:style-name="P1"/>
      <text:p text:style-name="P1">test Hypothès : nous obs au départ des chromosomes épais les </text:p>
      <text:p text:style-name="P1"/>
      <text:p text:style-name="P1">Conclusion :</text:p>
      <text:p text:style-name="P1"><text:tab/>On ne voit pas les chromosomes doublés donc notre hypothèse n'est pas validé. Chaque chromosomes épais au départ de la division cellulaire se divise en deux dans la longueur </text:p>
      <text:p text:style-name="P1"/>
      <text:p text:style-name="P1"><text:soft-page-break/>division des chromosomes : La mitose</text:p>
      <text:p text:style-name="P1"/>
      <text:p text:style-name="P1">Conclusion sur les informations génétiques</text:p>
      <text:p text:style-name="P1">Les cellules de l'organisme, à l'exception des cellules reproductrices, posédent la même informations génétique que la cellule œuf dont elles proviennent par divisions cellulaire successives appelée mitoses.</text:p>
      <text:p text:style-name="P1"/>
      <text:list xml:id="list3685324624369289771" text:style-name="L4">
        <text:list-item>
          <text:p text:style-name="P14">Le maintien du programmes génétiques</text:p>
          <text:p text:style-name="P14">Compétence 4 : J'extrais des informations</text:p>
          <text:p text:style-name="P14">1. Indiquer quelle quantité d'ADN </text:p>
        </text:list-item>
      </text:list>
      <text:p text:style-name="P1"><text:tab/><text:tab/>est présente au début et à la fin</text:p>
      <text:p text:style-name="P1"><text:tab/><text:tab/>de la division</text:p>
      <text:list xml:id="list451642134366982536" text:style-name="L5">
        <text:list-item>
          <text:list>
            <text:list-item>
              <text:list>
                <text:list-item>
                  <text:p text:style-name="P15">Noter comment évolue cette quantité pendant la période entre deux divisions.</text:p>
                </text:list-item>
              </text:list>
            </text:list-item>
          </text:list>
        </text:list-item>
      </text:list>
      <text:p text:style-name="P1"/>
      <text:list xml:id="list4095938063408386516" text:style-name="L6">
        <text:list-item>
          <text:p text:style-name="P16">2q ; 1q</text:p>
        </text:list-item>
        <text:list-item>
          <text:p text:style-name="P16">entre deux division la cantité d'ADN c multiplier</text:p>
        </text:list-item>
      </text:list>
      <text:p text:style-name="P1"/>
      <text:p text:style-name="P1">avant la division cellulaire le chromosome est former par long est fin filament. </text:p>
      <text:p text:style-name="P1"/>
      <text:p text:style-name="P1">-</text:p>
      <text:p text:style-name="P1"/>
      <text:list xml:id="list7110941711403340364" text:style-name="L7">
        <text:list-item>
          <text:p text:style-name="P17">Les chromosome devient épé et cour.</text:p>
        </text:list-item>
      </text:list>
      <text:p text:style-name="P1"/>
      <text:p text:style-name="P7">Conclusion sur la division d'une cellule :</text:p>
      <text:p text:style-name="P7"><text:tab/>La division d'une cellule :</text:p>
      <text:list xml:id="list4520251953887148872" text:style-name="L8">
        <text:list-item>
          <text:p text:style-name="P19">est préparée par la copie de chacun de ses 46 chromosomes</text:p>
        </text:list-item>
        <text:list-item>
          <text:p text:style-name="P19">se caractérise par la séparation des chromosomes obtenus, chacune des deux cellules formées recevant 23 paires de chromosomes identiques à ceux de la cellule initial.</text:p>
        </text:list-item>
      </text:list>
      <text:p text:style-name="P20"><text:soft-page-break/></text:p>
      <text:p text:style-name="P20">Les trois cellules on le meme programmes génetique.</text:p>
      <text:p text:style-name="P20">Programme génétique est transmis intégraliment pendant le developement de l'organisme ainsi que pendant la croissance et le renouvellement cellulaire.</text:p>
      <text:p text:style-name="P20"/>
      <text:p text:style-name="P20">Problème :</text:p>
      <text:p text:style-name="P20">Comment le programmes genetique est il porté par les chromosomes ?</text:p>
      <text:p text:style-name="P20"/>
      <text:p text:style-name="P20">II Le programme génétique des chromosomes </text:p>
      <text:p text:style-name="P20"><text:tab/>constat : un idividu présente des milliers de caractères mais seulement 46 chromosomes : chaque chromosomes doit diriger l'expretion d'un grand nombre</text:p>
      <text:p text:style-name="P20">de caractères.</text:p>
      <text:p text:style-name="P20"><text:s/></text:p>
      <text:p text:style-name="P20">1/ Exéprience des sourie géantes.</text:p>
      <text:p text:style-name="P20"><text:tab/>Compétence 4 : Je mets en œuvre un raisonnement.</text:p>
      <text:p text:style-name="P20"/>
      <text:list xml:id="list8519573132370648628" text:style-name="L9">
        <text:list-item>
          <text:p text:style-name="P21">Le caractères taille est localisé sur une petite partie des</text:p>
        </text:list-item>
      </text:list>
      <text:p text:style-name="P20"/>
      <text:p text:style-name="P20">3)un gène est une petite partie de chromosome ou se trouve des informations héréditaire.</text:p>
      <text:p text:style-name="P20"/>
      <text:p text:style-name="P20">Il y a de nombrer grène sur chaque chromosomes le gènome humain 33000 gène.</text:p>
      <text:p text:style-name="P20"/>
      <text:p text:style-name="P20">Conclusion sur les gènes :</text:p>
      <text:p text:style-name="P20">Chaque chromosome cuntient de nombreux gène chaque gène est porteur d'une informations génétique. Les gènes déterminant les caractères hérédi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11T09:12:24.803000000</meta:creation-date>
    <dc:date>2021-03-29T09:48:25.52</dc:date>
    <meta:editing-duration>PT19H38M29S</meta:editing-duration>
    <meta:editing-cycles>225</meta:editing-cycles>
    <meta:generator>OpenOffice/4.1.7$Win32 OpenOffice.org_project/417m1$Build-9800</meta:generator>
    <meta:document-statistic meta:table-count="0" meta:image-count="0" meta:object-count="0" meta:page-count="8" meta:paragraph-count="120" meta:word-count="1129" meta:character-count="7027"/>
  </office:meta>
</office:document-meta>
</file>